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7.841537" calcext:value-type="float">
            <text:p>37.841537</text:p>
          </table:table-cell>
          <table:table-cell office:value-type="string" calcext:value-type="string">
            <text:p><text:s/>accuracy</text:p>
          </table:table-cell>
          <table:table-cell office:value-type="float" office:value="0.821429" calcext:value-type="float">
            <text:p>0.821429</text:p>
          </table:table-cell>
          <table:table-cell office:value-type="string" calcext:value-type="string">
            <text:p><text:s/>test-error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.814981" calcext:value-type="float">
            <text:p>14.814981</text:p>
          </table:table-cell>
          <table:table-cell office:value-type="string" calcext:value-type="string">
            <text:p><text:s/>accuracy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test-error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irdChicke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4.775252" calcext:value-type="float">
            <text:p>84.775252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tleFl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6.082088" calcext:value-type="float">
            <text:p>86.082088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talyPowerDeman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0.485963" calcext:value-type="float">
            <text:p>10.485963</text:p>
          </table:table-cell>
          <table:table-cell office:value-type="string" calcext:value-type="string">
            <text:p><text:s/>accuracy</text:p>
          </table:table-cell>
          <table:table-cell office:value-type="float" office:value="0.897959" calcext:value-type="float">
            <text:p>0.897959</text:p>
          </table:table-cell>
          <table:table-cell office:value-type="string" calcext:value-type="string">
            <text:p><text:s/>test-error</text:p>
          </table:table-cell>
          <table:table-cell office:value-type="float" office:value="0.102041" calcext:value-type="float">
            <text:p>0.1020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i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7.500357" calcext:value-type="float">
            <text:p>47.500357</text:p>
          </table:table-cell>
          <table:table-cell office:value-type="string" calcext:value-type="string">
            <text:p><text:s/>accuracy</text:p>
          </table:table-cell>
          <table:table-cell office:value-type="float" office:value="0.518519" calcext:value-type="float">
            <text:p>0.518519</text:p>
          </table:table-cell>
          <table:table-cell office:value-type="string" calcext:value-type="string">
            <text:p><text:s/>test-error</text:p>
          </table:table-cell>
          <table:table-cell office:value-type="float" office:value="0.481481" calcext:value-type="float">
            <text:p>0.48148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9.024904" calcext:value-type="float">
            <text:p>269.024904</text:p>
          </table:table-cell>
          <table:table-cell office:value-type="string" calcext:value-type="string">
            <text:p><text:s/>accuracy</text:p>
          </table:table-cell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<text:s/>test-error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un_Poin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5.180746" calcext:value-type="float">
            <text:p>55.180746</text:p>
          </table:table-cell>
          <table:table-cell office:value-type="string" calcext:value-type="string">
            <text:p><text:s/>accuracy</text:p>
          </table:table-cell>
          <table:table-cell office:value-type="float" office:value="0.573333" calcext:value-type="float">
            <text:p>0.573333</text:p>
          </table:table-cell>
          <table:table-cell office:value-type="string" calcext:value-type="string">
            <text:p><text:s/>test-error</text:p>
          </table:table-cell>
          <table:table-cell office:value-type="float" office:value="0.426667" calcext:value-type="float">
            <text:p>0.42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la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2.398708" calcext:value-type="float">
            <text:p>122.398708</text:p>
          </table:table-cell>
          <table:table-cell office:value-type="string" calcext:value-type="string">
            <text:p><text:s/>accuracy</text:p>
          </table:table-cell>
          <table:table-cell office:value-type="float" office:value="0.990476" calcext:value-type="float">
            <text:p>0.990476</text:p>
          </table:table-cell>
          <table:table-cell office:value-type="string" calcext:value-type="string">
            <text:p><text:s/>test-error</text:p>
          </table:table-cell>
          <table:table-cell office:value-type="float" office:value="0.009524" calcext:value-type="float">
            <text:p>0.00952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liveOi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5.562321" calcext:value-type="float">
            <text:p>305.562321</text:p>
          </table:table-cell>
          <table:table-cell office:value-type="string" calcext:value-type="string">
            <text:p><text:s/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est-err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Fou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35.806698" calcext:value-type="float">
            <text:p>335.806698</text:p>
          </table:table-cell>
          <table:table-cell office:value-type="string" calcext:value-type="string">
            <text:p><text:s/>accurac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test-error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52064" calcext:value-type="float">
            <text:p>60.052064</text:p>
          </table:table-cell>
          <table:table-cell office:value-type="string" calcext:value-type="string">
            <text:p><text:s/>accuracy</text:p>
          </table:table-cell>
          <table:table-cell office:value-type="float" office:value="0.8425" calcext:value-type="float">
            <text:p>0.8425</text:p>
          </table:table-cell>
          <table:table-cell office:value-type="string" calcext:value-type="string">
            <text:p><text:s/>test-error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696743" calcext:value-type="float">
            <text:p>120.696743</text:p>
          </table:table-cell>
          <table:table-cell office:value-type="string" calcext:value-type="string">
            <text:p><text:s/>accurac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test-error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900933" calcext:value-type="float">
            <text:p>119.900933</text:p>
          </table:table-cell>
          <table:table-cell office:value-type="string" calcext:value-type="string">
            <text:p><text:s/>accuracy</text:p>
          </table:table-cell>
          <table:table-cell office:value-type="float" office:value="0.383459" calcext:value-type="float">
            <text:p>0.383459</text:p>
          </table:table-cell>
          <table:table-cell office:value-type="string" calcext:value-type="string">
            <text:p><text:s/>test-error</text:p>
          </table:table-cell>
          <table:table-cell office:value-type="float" office:value="0.616541" calcext:value-type="float">
            <text:p>0.6165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6.061103" calcext:value-type="float">
            <text:p>46.061103</text:p>
          </table:table-cell>
          <table:table-cell office:value-type="string" calcext:value-type="string">
            <text:p><text:s/>accuracy</text:p>
          </table:table-cell>
          <table:table-cell office:value-type="float" office:value="0.690516" calcext:value-type="float">
            <text:p>0.690516</text:p>
          </table:table-cell>
          <table:table-cell office:value-type="string" calcext:value-type="string">
            <text:p><text:s/>test-error</text:p>
          </table:table-cell>
          <table:table-cell office:value-type="float" office:value="0.309484" calcext:value-type="float">
            <text:p>0.30948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12733" calcext:value-type="float">
            <text:p>60.012733</text:p>
          </table:table-cell>
          <table:table-cell office:value-type="string" calcext:value-type="string">
            <text:p><text:s/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test-error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101048" calcext:value-type="float">
            <text:p>120.101048</text:p>
          </table:table-cell>
          <table:table-cell office:value-type="string" calcext:value-type="string">
            <text:p><text:s/>accuracy</text:p>
          </table:table-cell>
          <table:table-cell office:value-type="float" office:value="0.6925" calcext:value-type="float">
            <text:p>0.6925</text:p>
          </table:table-cell>
          <table:table-cell office:value-type="string" calcext:value-type="string">
            <text:p><text:s/>test-error</text:p>
          </table:table-cell>
          <table:table-cell office:value-type="float" office:value="0.3075" calcext:value-type="float">
            <text:p>0.30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.848337" calcext:value-type="float">
            <text:p>30.848337</text:p>
          </table:table-cell>
          <table:table-cell office:value-type="string" calcext:value-type="string">
            <text:p><text:s/>accuracy</text:p>
          </table:table-cell>
          <table:table-cell office:value-type="float" office:value="0.22439" calcext:value-type="float">
            <text:p>0.22439</text:p>
          </table:table-cell>
          <table:table-cell office:value-type="string" calcext:value-type="string">
            <text:p><text:s/>test-error</text:p>
          </table:table-cell>
          <table:table-cell office:value-type="float" office:value="0.77561" calcext:value-type="float">
            <text:p>0.775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7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05.562907" calcext:value-type="float">
            <text:p>405.562907</text:p>
          </table:table-cell>
          <table:table-cell office:value-type="string" calcext:value-type="string">
            <text:p><text:s/>accuracy</text:p>
          </table:table-cell>
          <table:table-cell office:value-type="float" office:value="0.561644" calcext:value-type="float">
            <text:p>0.561644</text:p>
          </table:table-cell>
          <table:table-cell office:value-type="string" calcext:value-type="string">
            <text:p><text:s/>test-error</text:p>
          </table:table-cell>
          <table:table-cell office:value-type="float" office:value="0.438356" calcext:value-type="float">
            <text:p>0.4383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rrowHea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56.246252" calcext:value-type="float">
            <text:p>256.246252</text:p>
          </table:table-cell>
          <table:table-cell office:value-type="string" calcext:value-type="string">
            <text:p><text:s/>accuracy</text:p>
          </table:table-cell>
          <table:table-cell office:value-type="float" office:value="0.422857" calcext:value-type="float">
            <text:p>0.422857</text:p>
          </table:table-cell>
          <table:table-cell office:value-type="string" calcext:value-type="string">
            <text:p><text:s/>test-error</text:p>
          </table:table-cell>
          <table:table-cell office:value-type="float" office:value="0.577143" calcext:value-type="float">
            <text:p>0.57714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r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5.136433" calcext:value-type="float">
            <text:p>235.136433</text:p>
          </table:table-cell>
          <table:table-cell office:value-type="string" calcext:value-type="string">
            <text:p><text:s/>accuracy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test-error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a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81.150091" calcext:value-type="float">
            <text:p>281.150091</text:p>
          </table:table-cell>
          <table:table-cell office:value-type="string" calcext:value-type="string">
            <text:p><text:s/>accuracy</text:p>
          </table:table-cell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<text:s/>test-error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9.618859" calcext:value-type="float">
            <text:p>239.618859</text:p>
          </table:table-cell>
          <table:table-cell office:value-type="string" calcext:value-type="string">
            <text:p><text:s/>accuracy</text:p>
          </table:table-cell>
          <table:table-cell office:value-type="float" office:value="0.830769" calcext:value-type="float">
            <text:p>0.830769</text:p>
          </table:table-cell>
          <table:table-cell office:value-type="string" calcext:value-type="string">
            <text:p><text:s/>test-error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errin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2.083843" calcext:value-type="float">
            <text:p>262.083843</text:p>
          </table:table-cell>
          <table:table-cell office:value-type="string" calcext:value-type="string">
            <text:p><text:s/>accuracy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<text:s/>test-error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II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3.214195" calcext:value-type="float">
            <text:p>63.214195</text:p>
          </table:table-cell>
          <table:table-cell office:value-type="string" calcext:value-type="string">
            <text:p><text:s/>accuracy</text:p>
          </table:table-cell>
          <table:table-cell office:value-type="float" office:value="0.760756" calcext:value-type="float">
            <text:p>0.760756</text:p>
          </table:table-cell>
          <table:table-cell office:value-type="string" calcext:value-type="string">
            <text:p><text:s/>test-error</text:p>
          </table:table-cell>
          <table:table-cell office:value-type="float" office:value="0.239244" calcext:value-type="float">
            <text:p>0.23924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a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26.352057" calcext:value-type="float">
            <text:p>626.352057</text:p>
          </table:table-cell>
          <table:table-cell office:value-type="string" calcext:value-type="string">
            <text:p><text:s/>accuracy</text:p>
          </table:table-cell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<text:s/>test-error</text:p>
          </table:table-cell>
          <table:table-cell office:value-type="float" office:value="0.766667" calcext:value-type="float">
            <text:p>0.7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75577" calcext:value-type="float">
            <text:p>60.275577</text:p>
          </table:table-cell>
          <table:table-cell office:value-type="string" calcext:value-type="string">
            <text:p><text:s/>accuracy</text:p>
          </table:table-cell>
          <table:table-cell office:value-type="float" office:value="0.443333" calcext:value-type="float">
            <text:p>0.443333</text:p>
          </table:table-cell>
          <table:table-cell office:value-type="string" calcext:value-type="string">
            <text:p><text:s/>test-error</text:p>
          </table:table-cell>
          <table:table-cell office:value-type="float" office:value="0.556667" calcext:value-type="float">
            <text:p>0.55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80783" calcext:value-type="float">
            <text:p>60.280783</text:p>
          </table:table-cell>
          <table:table-cell office:value-type="string" calcext:value-type="string">
            <text:p><text:s/>accuracy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<text:s/>test-error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9.261323" calcext:value-type="float">
            <text:p>29.261323</text:p>
          </table:table-cell>
          <table:table-cell office:value-type="string" calcext:value-type="string">
            <text:p><text:s/>accuracy</text:p>
          </table:table-cell>
          <table:table-cell office:value-type="float" office:value="0.659794" calcext:value-type="float">
            <text:p>0.659794</text:p>
          </table:table-cell>
          <table:table-cell office:value-type="string" calcext:value-type="string">
            <text:p><text:s/>test-error</text:p>
          </table:table-cell>
          <table:table-cell office:value-type="float" office:value="0.340206" calcext:value-type="float">
            <text:p>0.34020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1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71.141127" calcext:value-type="float">
            <text:p>271.141127</text:p>
          </table:table-cell>
          <table:table-cell office:value-type="string" calcext:value-type="string">
            <text:p><text:s/>accuracy</text:p>
          </table:table-cell>
          <table:table-cell office:value-type="float" office:value="0.557018" calcext:value-type="float">
            <text:p>0.557018</text:p>
          </table:table-cell>
          <table:table-cell office:value-type="string" calcext:value-type="string">
            <text:p><text:s/>test-error</text:p>
          </table:table-cell>
          <table:table-cell office:value-type="float" office:value="0.442982" calcext:value-type="float">
            <text:p>0.44298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5.181853" calcext:value-type="float">
            <text:p>385.181853</text:p>
          </table:table-cell>
          <table:table-cell office:value-type="string" calcext:value-type="string">
            <text:p><text:s/>accuracy</text:p>
          </table:table-cell>
          <table:table-cell office:value-type="float" office:value="0.639344" calcext:value-type="float">
            <text:p>0.639344</text:p>
          </table:table-cell>
          <table:table-cell office:value-type="string" calcext:value-type="string">
            <text:p><text:s/>test-error</text:p>
          </table:table-cell>
          <table:table-cell office:value-type="float" office:value="0.360656" calcext:value-type="float">
            <text:p>0.3606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4.215459" calcext:value-type="float">
            <text:p>304.215459</text:p>
          </table:table-cell>
          <table:table-cell office:value-type="string" calcext:value-type="string">
            <text:p><text:s/>accuracy</text:p>
          </table:table-cell>
          <table:table-cell office:value-type="float" office:value="0.514286" calcext:value-type="float">
            <text:p>0.514286</text:p>
          </table:table-cell>
          <table:table-cell office:value-type="string" calcext:value-type="string">
            <text:p><text:s/>test-error</text:p>
          </table:table-cell>
          <table:table-cell office:value-type="float" office:value="0.485714" calcext:value-type="float">
            <text:p>0.48571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woLeadEC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839056" calcext:value-type="float">
            <text:p>119.839056</text:p>
          </table:table-cell>
          <table:table-cell office:value-type="string" calcext:value-type="string">
            <text:p><text:s/>accuracy</text:p>
          </table:table-cell>
          <table:table-cell office:value-type="float" office:value="0.640913" calcext:value-type="float">
            <text:p>0.640913</text:p>
          </table:table-cell>
          <table:table-cell office:value-type="string" calcext:value-type="string">
            <text:p><text:s/>test-error</text:p>
          </table:table-cell>
          <table:table-cell office:value-type="float" office:value="0.359087" calcext:value-type="float">
            <text:p>0.35908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hapeletSi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01.591593" calcext:value-type="float">
            <text:p>701.591593</text:p>
          </table:table-cell>
          <table:table-cell office:value-type="string" calcext:value-type="string">
            <text:p><text:s/>accuracy</text:p>
          </table:table-cell>
          <table:table-cell office:value-type="float" office:value="0.616667" calcext:value-type="float">
            <text:p>0.616667</text:p>
          </table:table-cell>
          <table:table-cell office:value-type="string" calcext:value-type="string">
            <text:p><text:s/>test-error</text:p>
          </table:table-cell>
          <table:table-cell office:value-type="float" office:value="0.383333" calcext:value-type="float">
            <text:p>0.38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oteStrai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7.119298" calcext:value-type="float">
            <text:p>137.119298</text:p>
          </table:table-cell>
          <table:table-cell office:value-type="string" calcext:value-type="string">
            <text:p><text:s/>accuracy</text:p>
          </table:table-cell>
          <table:table-cell office:value-type="float" office:value="0.424121" calcext:value-type="float">
            <text:p>0.424121</text:p>
          </table:table-cell>
          <table:table-cell office:value-type="string" calcext:value-type="string">
            <text:p><text:s/>test-error</text:p>
          </table:table-cell>
          <table:table-cell office:value-type="float" office:value="0.575879" calcext:value-type="float">
            <text:p>0.5758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atomSizeReductio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32.049362" calcext:value-type="float">
            <text:p>1132.049362</text:p>
          </table:table-cell>
          <table:table-cell office:value-type="string" calcext:value-type="string">
            <text:p><text:s/>accuracy</text:p>
          </table:table-cell>
          <table:table-cell office:value-type="float" office:value="0.79085" calcext:value-type="float">
            <text:p>0.79085</text:p>
          </table:table-cell>
          <table:table-cell office:value-type="string" calcext:value-type="string">
            <text:p><text:s/>test-error</text:p>
          </table:table-cell>
          <table:table-cell office:value-type="float" office:value="0.20915" calcext:value-type="float">
            <text:p>0.2091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dicalImag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81.927094" calcext:value-type="float">
            <text:p>581.927094</text:p>
          </table:table-cell>
          <table:table-cell office:value-type="string" calcext:value-type="string">
            <text:p><text:s/>accuracy</text:p>
          </table:table-cell>
          <table:table-cell office:value-type="float" office:value="0.397368" calcext:value-type="float">
            <text:p>0.397368</text:p>
          </table:table-cell>
          <table:table-cell office:value-type="string" calcext:value-type="string">
            <text:p><text:s/>test-error</text:p>
          </table:table-cell>
          <table:table-cell office:value-type="float" office:value="0.602632" calcext:value-type="float">
            <text:p>0.60263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B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3.683348" calcext:value-type="float">
            <text:p>343.683348</text:p>
          </table:table-cell>
          <table:table-cell office:value-type="string" calcext:value-type="string">
            <text:p><text:s/>accuracy</text:p>
          </table:table-cell>
          <table:table-cell office:value-type="float" office:value="0.946667" calcext:value-type="float">
            <text:p>0.946667</text:p>
          </table:table-cell>
          <table:table-cell office:value-type="string" calcext:value-type="string">
            <text:p><text:s/>test-error</text:p>
          </table:table-cell>
          <table:table-cell office:value-type="float" office:value="0.053333" calcext:value-type="float">
            <text:p>0.05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FiveDay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47.964644" calcext:value-type="float">
            <text:p>247.964644</text:p>
          </table:table-cell>
          <table:table-cell office:value-type="string" calcext:value-type="string">
            <text:p><text:s/>accuracy</text:p>
          </table:table-cell>
          <table:table-cell office:value-type="float" office:value="0.624855" calcext:value-type="float">
            <text:p>0.624855</text:p>
          </table:table-cell>
          <table:table-cell office:value-type="string" calcext:value-type="string">
            <text:p><text:s/>test-error</text:p>
          </table:table-cell>
          <table:table-cell office:value-type="float" office:value="0.375145" calcext:value-type="float">
            <text:p>0.37514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diac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64.506733" calcext:value-type="float">
            <text:p>3464.506733</text:p>
          </table:table-cell>
          <table:table-cell office:value-type="string" calcext:value-type="string">
            <text:p><text:s/>accuracy</text:p>
          </table:table-cell>
          <table:table-cell office:value-type="float" office:value="0.386189" calcext:value-type="float">
            <text:p>0.386189</text:p>
          </table:table-cell>
          <table:table-cell office:value-type="string" calcext:value-type="string">
            <text:p><text:s/>test-error</text:p>
          </table:table-cell>
          <table:table-cell office:value-type="float" office:value="0.613811" calcext:value-type="float">
            <text:p>0.61381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wedish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88.894625" calcext:value-type="float">
            <text:p>1188.894625</text:p>
          </table:table-cell>
          <table:table-cell office:value-type="string" calcext:value-type="string">
            <text:p><text:s/>accuracy</text:p>
          </table:table-cell>
          <table:table-cell office:value-type="float" office:value="0.5136" calcext:value-type="float">
            <text:p>0.5136</text:p>
          </table:table-cell>
          <table:table-cell office:value-type="string" calcext:value-type="string">
            <text:p><text:s/>test-error</text:p>
          </table:table-cell>
          <table:table-cell office:value-type="float" office:value="0.4864" calcext:value-type="float">
            <text:p>0.48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ISH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41.130799" calcext:value-type="float">
            <text:p>2041.130799</text:p>
          </table:table-cell>
          <table:table-cell office:value-type="string" calcext:value-type="string">
            <text:p><text:s/>accuracy</text:p>
          </table:table-cell>
          <table:table-cell office:value-type="float" office:value="0.445714" calcext:value-type="float">
            <text:p>0.445714</text:p>
          </table:table-cell>
          <table:table-cell office:value-type="string" calcext:value-type="string">
            <text:p><text:s/>test-error</text:p>
          </table:table-cell>
          <table:table-cell office:value-type="float" office:value="0.554286" calcext:value-type="float">
            <text:p>0.55428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SU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72.990427" calcext:value-type="float">
            <text:p>2072.990427</text:p>
          </table:table-cell>
          <table:table-cell office:value-type="string" calcext:value-type="string">
            <text:p><text:s/>accuracy</text:p>
          </table:table-cell>
          <table:table-cell office:value-type="float" office:value="0.318182" calcext:value-type="float">
            <text:p>0.318182</text:p>
          </table:table-cell>
          <table:table-cell office:value-type="string" calcext:value-type="string">
            <text:p><text:s/>test-error</text:p>
          </table:table-cell>
          <table:table-cell office:value-type="float" office:value="0.681818" calcext:value-type="float">
            <text:p>0.68181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halangesOutlines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5.389153" calcext:value-type="float">
            <text:p>85.389153</text:p>
          </table:table-cell>
          <table:table-cell office:value-type="string" calcext:value-type="string">
            <text:p><text:s/>accuracy</text:p>
          </table:table-cell>
          <table:table-cell office:value-type="float" office:value="0.62704" calcext:value-type="float">
            <text:p>0.62704</text:p>
          </table:table-cell>
          <table:table-cell office:value-type="string" calcext:value-type="string">
            <text:p><text:s/>test-error</text:p>
          </table:table-cell>
          <table:table-cell office:value-type="float" office:value="0.37296" calcext:value-type="float">
            <text:p>0.372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732.83778" calcext:value-type="float">
            <text:p>5732.83778</text:p>
          </table:table-cell>
          <table:table-cell office:value-type="string" calcext:value-type="string">
            <text:p><text:s/>accuracy</text:p>
          </table:table-cell>
          <table:table-cell office:value-type="float" office:value="0.337017" calcext:value-type="float">
            <text:p>0.337017</text:p>
          </table:table-cell>
          <table:table-cell office:value-type="string" calcext:value-type="string">
            <text:p><text:s/>test-error</text:p>
          </table:table-cell>
          <table:table-cell office:value-type="float" office:value="0.662983" calcext:value-type="float">
            <text:p>0.66298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TwoClas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96.900166" calcext:value-type="float">
            <text:p>2296.900166</text:p>
          </table:table-cell>
          <table:table-cell office:value-type="string" calcext:value-type="string">
            <text:p><text:s/>accuracy</text:p>
          </table:table-cell>
          <table:table-cell office:value-type="float" office:value="0.453039" calcext:value-type="float">
            <text:p>0.453039</text:p>
          </table:table-cell>
          <table:table-cell office:value-type="string" calcext:value-type="string">
            <text:p><text:s/>test-error</text:p>
          </table:table-cell>
          <table:table-cell office:value-type="float" office:value="0.546961" calcext:value-type="float">
            <text:p>0.5469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80.798259" calcext:value-type="float">
            <text:p>3280.798259</text:p>
          </table:table-cell>
          <table:table-cell office:value-type="string" calcext:value-type="string">
            <text:p><text:s/>accuracy</text:p>
          </table:table-cell>
          <table:table-cell office:value-type="float" office:value="0.25641" calcext:value-type="float">
            <text:p>0.25641</text:p>
          </table:table-cell>
          <table:table-cell office:value-type="string" calcext:value-type="string">
            <text:p><text:s/>test-error</text:p>
          </table:table-cell>
          <table:table-cell office:value-type="float" office:value="0.74359" calcext:value-type="float">
            <text:p>0.7435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trawberr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25.923885" calcext:value-type="float">
            <text:p>525.923885</text:p>
          </table:table-cell>
          <table:table-cell office:value-type="string" calcext:value-type="string">
            <text:p><text:s/>accuracy</text:p>
          </table:table-cell>
          <table:table-cell office:value-type="float" office:value="0.544861" calcext:value-type="float">
            <text:p>0.544861</text:p>
          </table:table-cell>
          <table:table-cell office:value-type="string" calcext:value-type="string">
            <text:p><text:s/>test-error</text:p>
          </table:table-cell>
          <table:table-cell office:value-type="float" office:value="0.455139" calcext:value-type="float">
            <text:p>0.45513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X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79.241378" calcext:value-type="float">
            <text:p>3279.241378</text:p>
          </table:table-cell>
          <table:table-cell office:value-type="string" calcext:value-type="string">
            <text:p><text:s/>accuracy</text:p>
          </table:table-cell>
          <table:table-cell office:value-type="float" office:value="0.323077" calcext:value-type="float">
            <text:p>0.323077</text:p>
          </table:table-cell>
          <table:table-cell office:value-type="string" calcext:value-type="string">
            <text:p><text:s/>test-error</text:p>
          </table:table-cell>
          <table:table-cell office:value-type="float" office:value="0.676923" calcext:value-type="float">
            <text:p>0.6769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Z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58.849034" calcext:value-type="float">
            <text:p>3258.849034</text:p>
          </table:table-cell>
          <table:table-cell office:value-type="string" calcext:value-type="string">
            <text:p><text:s/>accuracy</text:p>
          </table:table-cell>
          <table:table-cell office:value-type="float" office:value="0.271795" calcext:value-type="float">
            <text:p>0.271795</text:p>
          </table:table-cell>
          <table:table-cell office:value-type="string" calcext:value-type="string">
            <text:p><text:s/>test-error</text:p>
          </table:table-cell>
          <table:table-cell office:value-type="float" office:value="0.728205" calcext:value-type="float">
            <text:p>0.7282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arthquak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14.934103" calcext:value-type="float">
            <text:p>1314.934103</text:p>
          </table:table-cell>
          <table:table-cell office:value-type="string" calcext:value-type="string">
            <text:p><text:s/>accuracy</text:p>
          </table:table-cell>
          <table:table-cell office:value-type="float" office:value="0.416149" calcext:value-type="float">
            <text:p>0.416149</text:p>
          </table:table-cell>
          <table:table-cell office:value-type="string" calcext:value-type="string">
            <text:p><text:s/>test-error</text:p>
          </table:table-cell>
          <table:table-cell office:value-type="float" office:value="0.583851" calcext:value-type="float">
            <text:p>0.58385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dsSynony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9018.840572" calcext:value-type="float">
            <text:p>9018.840572</text:p>
          </table:table-cell>
          <table:table-cell office:value-type="string" calcext:value-type="string">
            <text:p><text:s/>accuracy</text:p>
          </table:table-cell>
          <table:table-cell office:value-type="float" office:value="0.30721" calcext:value-type="float">
            <text:p>0.30721</text:p>
          </table:table-cell>
          <table:table-cell office:value-type="string" calcext:value-type="string">
            <text:p><text:s/>test-error</text:p>
          </table:table-cell>
          <table:table-cell office:value-type="float" office:value="0.69279" calcext:value-type="float">
            <text:p>0.692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982.316373" calcext:value-type="float">
            <text:p>12982.316373</text:p>
          </table:table-cell>
          <table:table-cell office:value-type="string" calcext:value-type="string">
            <text:p><text:s/>accuracy</text:p>
          </table:table-cell>
          <table:table-cell office:value-type="float" office:value="0.452747" calcext:value-type="float">
            <text:p>0.452747</text:p>
          </table:table-cell>
          <table:table-cell office:value-type="string" calcext:value-type="string">
            <text:p><text:s/>test-error</text:p>
          </table:table-cell>
          <table:table-cell office:value-type="float" office:value="0.547253" calcext:value-type="float">
            <text:p>0.54725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Al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152.046917" calcext:value-type="float">
            <text:p>3152.046917</text:p>
          </table:table-cell>
          <table:table-cell office:value-type="string" calcext:value-type="string">
            <text:p><text:s/>accuracy</text:p>
          </table:table-cell>
          <table:table-cell office:value-type="float" office:value="0.471598" calcext:value-type="float">
            <text:p>0.471598</text:p>
          </table:table-cell>
          <table:table-cell office:value-type="string" calcext:value-type="string">
            <text:p><text:s/>test-error</text:p>
          </table:table-cell>
          <table:table-cell office:value-type="float" office:value="0.528402" calcext:value-type="float">
            <text:p>0.52840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sUC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30.142924" calcext:value-type="float">
            <text:p>3830.142924</text:p>
          </table:table-cell>
          <table:table-cell office:value-type="string" calcext:value-type="string">
            <text:p><text:s/>accuracy</text:p>
          </table:table-cell>
          <table:table-cell office:value-type="float" office:value="0.705854" calcext:value-type="float">
            <text:p>0.705854</text:p>
          </table:table-cell>
          <table:table-cell office:value-type="string" calcext:value-type="string">
            <text:p><text:s/>test-error</text:p>
          </table:table-cell>
          <table:table-cell office:value-type="float" office:value="0.294146" calcext:value-type="float">
            <text:p>0.294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33:42.495873949</meta:creation-date>
    <dc:date>2018-04-24T16:34:54.267378802</dc:date>
    <meta:editing-duration>PT1M12S</meta:editing-duration>
    <meta:editing-cycles>2</meta:editing-cycles>
    <meta:generator>LibreOffice/6.0.3.2$Linux_X86_64 LibreOffice_project/00m0$Build-2</meta:generator>
    <meta:document-statistic meta:table-count="1" meta:cell-count="550" meta:object-count="0"/>
  </office:meta>
</office:document-meta>
</file>